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2.176cm" fo:min-width="1.92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3cm" svg:stroke-color="#000000" draw:marker-start-width="0.25cm" draw:marker-end-width="0.25cm" draw:fill="none" draw:textarea-vertical-align="middle" fo:padding-top="0.14cm" fo:padding-bottom="0.14cm" fo:padding-left="0.265cm" fo:padding-right="0.265cm"/>
    </style:style>
    <style:style style:name="gr3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0.034cm" fo:min-width="0.05cm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0.832cm" fo:min-width="0.582cm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3cm" svg:stroke-color="#000000" draw:marker-start-width="0.25cm" draw:marker-end="Linienspitzen_20_1" draw:marker-end-width="0.25cm" draw:fill="none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0.5cm" fo:min-width="6cm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1.75cm" fo:min-width="1.5cm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000000" draw:marker-start-width="0.28cm" draw:marker-end-width="0.28cm" draw:fill-color="#ffffff" draw:textarea-vertical-align="middle" draw:auto-grow-height="false" fo:min-height="8.6cm" fo:min-width="5.25cm" fo:padding-top="0.15cm" fo:padding-bottom="0.15cm" fo:padding-left="0.275cm" fo:padding-right="0.275cm" fo:wrap-option="wrap"/>
    </style:style>
    <style:style style:name="gr10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0.7cm" fo:min-width="1.05cm" fo:padding-top="0.15cm" fo:padding-bottom="0.15cm" fo:padding-left="0.275cm" fo:padding-right="0.275cm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2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5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3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color="#ffffff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3.5cm" svg:height="3.5cm" svg:x="32.7cm" svg:y="7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33.85cm" svg:y1="7.25cm" svg:x2="33.35cm" svg:y2="10.25cm">
            <text:p/>
          </draw:line>
          <draw:line draw:style-name="gr2" draw:text-style-name="P1" draw:layer="layout" svg:x1="35.05cm" svg:y1="7.25cm" svg:x2="35.55cm" svg:y2="10.25cm">
            <text:p/>
          </draw:line>
        </draw:g>
        <draw:line draw:style-name="gr3" draw:text-style-name="P1" draw:layer="layout" svg:x1="32.7cm" svg:y1="8.85cm" svg:x2="28.95cm" svg:y2="8.85cm">
          <text:p/>
        </draw:line>
        <draw:line draw:style-name="gr3" draw:text-style-name="P1" draw:layer="layout" svg:x1="30.825cm" svg:y1="10.725cm" svg:x2="30.825cm" svg:y2="6.975cm">
          <text:p/>
        </draw:line>
        <draw:custom-shape draw:style-name="gr4" draw:text-style-name="P1" draw:layer="layout" svg:width="1.2cm" svg:height="1cm" svg:x="30.2cm" svg:y="11.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1.2cm" svg:height="1cm" svg:x="30.201cm" svg:y="10.751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1.2cm" svg:height="1cm" draw:transform="rotate (-1.5707963267949) translate (27.901cm 8.25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1.2cm" svg:height="1cm" draw:transform="rotate (1.5707963267949) translate (27.9cm 9.452cm)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5" draw:text-style-name="P1" draw:layer="layout" svg:width="1.6cm" svg:height="1.6cm" svg:x="30.001cm" svg:y="5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1" draw:layer="layout" svg:x1="30.234cm" svg:y1="6.691cm" svg:x2="31.366cm" svg:y2="5.559cm">
            <text:p/>
          </draw:line>
        </draw:g>
        <draw:line draw:style-name="gr3" draw:text-style-name="P1" draw:layer="layout" svg:x1="26.9cm" svg:y1="8.85cm" svg:x2="25.55cm" svg:y2="8.85cm">
          <text:p/>
        </draw:line>
        <draw:custom-shape draw:style-name="gr7" draw:text-style-name="P2" draw:layer="layout" svg:width="6.5cm" svg:height="0.75cm" svg:x="19.05cm" svg:y="8.4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9cm" svg:y1="8.85cm" svg:x2="16.75cm" svg:y2="8.85cm">
          <text:p/>
        </draw:line>
        <draw:line draw:style-name="gr3" draw:text-style-name="P1" draw:layer="layout" svg:x1="17.876cm" svg:y1="8.875cm" svg:x2="17.876cm" svg:y2="6.925cm">
          <text:p/>
        </draw:line>
        <draw:g>
          <draw:custom-shape draw:style-name="gr5" draw:text-style-name="P1" draw:layer="layout" svg:width="1.6cm" svg:height="1.6cm" svg:x="17.101cm" svg:y="5.3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1" draw:layer="layout" svg:x1="17.334cm" svg:y1="6.692cm" svg:x2="18.466cm" svg:y2="5.56cm">
            <text:p/>
          </draw:line>
        </draw:g>
        <draw:g>
          <draw:custom-shape draw:style-name="gr1" draw:text-style-name="P1" draw:layer="layout" svg:width="3.5cm" svg:height="3.5cm" svg:x="13.201cm" svg:y="7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4.351cm" svg:y1="7.251cm" svg:x2="13.851cm" svg:y2="10.251cm">
            <text:p/>
          </draw:line>
          <draw:line draw:style-name="gr2" draw:text-style-name="P1" draw:layer="layout" svg:x1="15.551cm" svg:y1="7.251cm" svg:x2="16.051cm" svg:y2="10.251cm">
            <text:p/>
          </draw:line>
        </draw:g>
        <draw:custom-shape draw:style-name="gr4" draw:text-style-name="P1" draw:layer="layout" svg:width="1.2cm" svg:height="1cm" draw:transform="rotate (-1.5707963267949) translate (10.802cm 8.25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1.2cm" svg:height="1cm" draw:transform="rotate (1.5707963267949) translate (10.801cm 9.453cm)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3.2cm" svg:y1="8.85cm" svg:x2="11.85cm" svg:y2="8.85cm">
          <text:p/>
        </draw:line>
        <draw:line draw:style-name="gr3" draw:text-style-name="P1" draw:layer="layout" svg:x1="9.8cm" svg:y1="8.85cm" svg:x2="6.35cm" svg:y2="8.85cm">
          <text:p/>
        </draw:line>
        <draw:line draw:style-name="gr3" draw:text-style-name="P1" draw:layer="layout" svg:x1="8.125cm" svg:y1="10.725cm" svg:x2="8.125cm" svg:y2="6.975cm">
          <text:p/>
        </draw:line>
        <draw:custom-shape draw:style-name="gr4" draw:text-style-name="P1" draw:layer="layout" svg:width="1.2cm" svg:height="1cm" svg:x="7.503cm" svg:y="5.95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1.2cm" svg:height="1cm" svg:x="7.503cm" svg:y="4.954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8.125cm" svg:y1="4.925cm" svg:x2="8.125cm" svg:y2="2.475cm">
          <text:p/>
        </draw:line>
        <draw:line draw:style-name="gr3" draw:text-style-name="P1" draw:layer="layout" svg:x1="9.35cm" svg:y1="3.7cm" svg:x2="6.9cm" svg:y2="3.7cm">
          <text:p/>
        </draw:line>
        <draw:g>
          <draw:custom-shape draw:style-name="gr5" draw:text-style-name="P1" draw:layer="layout" svg:width="1.6cm" svg:height="1.6cm" svg:x="7.302cm" svg:y="10.7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1" draw:layer="layout" svg:x1="7.535cm" svg:y1="12.093cm" svg:x2="8.667cm" svg:y2="10.961cm">
            <text:p/>
          </draw:line>
        </draw:g>
        <draw:g>
          <draw:custom-shape draw:style-name="gr5" draw:text-style-name="P1" draw:layer="layout" svg:width="1.6cm" svg:height="1.6cm" svg:x="5.303cm" svg:y="2.9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1" draw:layer="layout" svg:x1="5.536cm" svg:y1="4.294cm" svg:x2="6.668cm" svg:y2="3.162cm">
            <text:p/>
          </draw:line>
        </draw:g>
        <draw:custom-shape draw:style-name="gr8" draw:text-style-name="P2" draw:layer="layout" svg:width="2cm" svg:height="2cm" svg:x="9.3cm" svg:y="2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cm" svg:height="1cm" svg:x="7.501cm" svg:y="1.45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1.2cm" svg:height="1cm" svg:x="7.502cm" svg:y="0.452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2" draw:layer="layout" svg:width="5.75cm" svg:height="8.85cm" svg:x="0.75cm" svg:y="6.2cm">
          <text:p/>
          <draw:enhanced-geometry draw:glue-point-type="segments" draw:type="mso-spt100" draw:modifiers="0.294224174321063 -179.92892228550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0" draw:text-style-name="P2" draw:layer="layout" svg:width="1.6cm" svg:height="1cm" svg:x="4.1cm" svg:y="9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6cm" svg:height="1cm" svg:x="1.6cm" svg:y="9.6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425cm" svg:y1="12.075cm" svg:x2="4.425cm" svg:y2="10.575cm">
          <text:p/>
        </draw:line>
        <draw:line draw:style-name="gr3" draw:text-style-name="P1" draw:layer="layout" svg:x1="2.025cm" svg:y1="12.075cm" svg:x2="2.025cm" svg:y2="10.575cm">
          <text:p/>
        </draw:line>
        <draw:custom-shape draw:style-name="gr11" draw:text-style-name="P3" draw:layer="layout" svg:width="0.25cm" svg:height="0.25cm" svg:x="4.3cm" svg:y="1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25cm" svg:height="0.25cm" svg:x="1.89cm" svg:y="12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.026cm" svg:y1="13.19cm" svg:x2="2.026cm" svg:y2="13.99cm">
          <text:p/>
        </draw:line>
        <draw:custom-shape draw:style-name="gr11" draw:text-style-name="P3" draw:layer="layout" svg:width="0.25cm" svg:height="0.25cm" svg:x="1.891cm" svg:y="12.964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line draw:style-name="gr3" draw:text-style-name="P1" draw:layer="layout" svg:x1="4.427cm" svg:y1="13.202cm" svg:x2="4.427cm" svg:y2="14.002cm">
          <text:p/>
        </draw:line>
        <draw:custom-shape draw:style-name="gr11" draw:text-style-name="P3" draw:layer="layout" svg:width="0.25cm" svg:height="0.25cm" svg:x="4.292cm" svg:y="12.976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line draw:style-name="gr12" draw:text-style-name="P1" draw:layer="layout" svg:x1="2.426cm" svg:y1="13.99cm" svg:x2="1.626cm" svg:y2="13.99cm">
          <text:p text:style-name="P4"/>
        </draw:line>
        <draw:line draw:style-name="gr12" draw:text-style-name="P1" draw:layer="layout" svg:x1="2.326cm" svg:y1="14.19cm" svg:x2="1.726cm" svg:y2="14.19cm">
          <text:p/>
        </draw:line>
        <draw:line draw:style-name="gr12" draw:text-style-name="P1" draw:layer="layout" svg:x1="2.226cm" svg:y1="14.39cm" svg:x2="1.826cm" svg:y2="14.39cm">
          <text:p/>
        </draw:line>
        <draw:line draw:style-name="gr12" draw:text-style-name="P1" draw:layer="layout" svg:x1="4.826cm" svg:y1="13.99cm" svg:x2="4.026cm" svg:y2="13.99cm">
          <text:p/>
        </draw:line>
        <draw:line draw:style-name="gr12" draw:text-style-name="P1" draw:layer="layout" svg:x1="4.726cm" svg:y1="14.19cm" svg:x2="4.126cm" svg:y2="14.19cm">
          <text:p/>
        </draw:line>
        <draw:line draw:style-name="gr12" draw:text-style-name="P1" draw:layer="layout" svg:x1="4.626cm" svg:y1="14.39cm" svg:x2="4.226cm" svg:y2="14.39cm">
          <text:p/>
        </draw:line>
        <draw:frame draw:style-name="gr13" draw:text-style-name="P5" draw:layer="layout" svg:width="1.25cm" svg:height="0.962cm" svg:x="30.15cm" svg:y="4.25cm">
          <draw:text-box>
            <text:p>T1</text:p>
          </draw:text-box>
        </draw:frame>
        <draw:frame draw:style-name="gr14" draw:text-style-name="P5" draw:layer="layout" svg:width="1.9cm" svg:height="0.962cm" svg:x="33.55cm" svg:y="5.95cm">
          <draw:text-box>
            <text:p>DSP</text:p>
          </draw:text-box>
        </draw:frame>
        <draw:frame draw:style-name="gr14" draw:text-style-name="P5" draw:layer="layout" svg:width="1.9cm" svg:height="0.962cm" svg:x="14.05cm" svg:y="5.95cm">
          <draw:text-box>
            <text:p>TMP</text:p>
          </draw:text-box>
        </draw:frame>
        <draw:frame draw:style-name="gr13" draw:text-style-name="P5" draw:layer="layout" svg:width="1.25cm" svg:height="0.962cm" svg:x="17.25cm" svg:y="4.25cm">
          <draw:text-box>
            <text:p>T2</text:p>
          </draw:text-box>
        </draw:frame>
        <draw:frame draw:style-name="gr13" draw:text-style-name="P5" draw:layer="layout" svg:width="1.25cm" svg:height="0.962cm" svg:x="5.45cm" svg:y="1.95cm">
          <draw:text-box>
            <text:p>T3</text:p>
          </draw:text-box>
        </draw:frame>
        <draw:frame draw:style-name="gr15" draw:text-style-name="P5" draw:layer="layout" svg:width="1.6cm" svg:height="0.962cm" svg:x="9.65cm" svg:y="3.15cm">
          <draw:text-box>
            <text:p>RV</text:p>
          </draw:text-box>
        </draw:frame>
        <draw:frame draw:style-name="gr15" draw:text-style-name="P5" draw:layer="layout" svg:width="1.6cm" svg:height="0.962cm" svg:x="10.25cm" svg:y="7.65cm">
          <draw:text-box>
            <text:p>V2</text:p>
          </draw:text-box>
        </draw:frame>
        <draw:frame draw:style-name="gr15" draw:text-style-name="P5" draw:layer="layout" svg:width="1.6cm" svg:height="0.962cm" svg:x="27.25cm" svg:y="7.65cm">
          <draw:text-box>
            <text:p>V1</text:p>
          </draw:text-box>
        </draw:frame>
        <draw:frame draw:style-name="gr15" draw:text-style-name="P5" draw:layer="layout" svg:width="1.6cm" svg:height="0.962cm" svg:x="8.25cm" svg:y="5.45cm">
          <draw:text-box>
            <text:p>V3</text:p>
          </draw:text-box>
        </draw:frame>
        <draw:frame draw:style-name="gr15" draw:text-style-name="P5" draw:layer="layout" svg:width="1.6cm" svg:height="0.962cm" svg:x="8.25cm" svg:y="1.05cm">
          <draw:text-box>
            <text:p>B2</text:p>
          </draw:text-box>
        </draw:frame>
        <draw:frame draw:style-name="gr15" draw:text-style-name="P5" draw:layer="layout" svg:width="1.6cm" svg:height="0.962cm" svg:x="30.95cm" svg:y="11.25cm">
          <draw:text-box>
            <text:p>B1</text:p>
          </draw:text-box>
        </draw:frame>
        <draw:frame draw:style-name="gr15" draw:text-style-name="P5" draw:layer="layout" svg:width="1.6cm" svg:height="0.962cm" svg:x="7.45cm" svg:y="12.25cm">
          <draw:text-box>
            <text:p>IM</text:p>
          </draw:text-box>
        </draw:frame>
        <draw:frame draw:style-name="gr15" draw:text-style-name="P5" draw:layer="layout" svg:width="1.6cm" svg:height="0.962cm" svg:x="3.05cm" svg:y="7.15cm">
          <draw:text-box>
            <text:p>RZ</text:p>
          </draw:text-box>
        </draw:frame>
        <draw:frame draw:style-name="gr15" draw:text-style-name="P5" draw:layer="layout" svg:width="1.6cm" svg:height="0.962cm" svg:x="4.25cm" svg:y="9.65cm">
          <draw:text-box>
            <text:p>KE</text:p>
          </draw:text-box>
        </draw:frame>
        <draw:frame draw:style-name="gr15" draw:text-style-name="P5" draw:layer="layout" svg:width="1.6cm" svg:height="0.962cm" svg:x="1.75cm" svg:y="9.65cm">
          <draw:text-box>
            <text:p>VS</text:p>
          </draw:text-box>
        </draw:frame>
        <draw:frame draw:style-name="gr13" draw:text-style-name="P5" draw:layer="layout" svg:width="1.25cm" svg:height="0.962cm" svg:x="22.05cm" svg:y="7.55cm">
          <draw:text-box>
            <text:p>L</text:p>
          </draw:text-box>
        </draw:frame>
        <draw:frame draw:style-name="gr13" draw:text-style-name="P5" draw:layer="layout" svg:width="1.25cm" svg:height="0.962cm" svg:x="1.6cm" svg:y="12.2cm">
          <draw:text-box>
            <text:p>~</text:p>
          </draw:text-box>
        </draw:frame>
        <draw:g>
          <draw:frame draw:style-name="gr16" draw:text-style-name="P5" draw:layer="layout" svg:width="3.6cm" svg:height="0.962cm" svg:x="18.75cm" svg:y="10.45cm">
            <draw:text-box>
              <text:p>T1, …T3:</text:p>
            </draw:text-box>
          </draw:frame>
          <draw:frame draw:style-name="gr17" draw:text-style-name="P5" draw:layer="layout" svg:width="10.5cm" svg:height="0.962cm" svg:x="22.25cm" svg:y="10.45cm">
            <draw:text-box>
              <text:p>Wärmeleitvakuummeter</text:p>
            </draw:text-box>
          </draw:frame>
          <draw:frame draw:style-name="gr16" draw:text-style-name="P5" draw:layer="layout" svg:width="3.6cm" svg:height="0.962cm" svg:x="18.75cm" svg:y="12.45cm">
            <draw:text-box>
              <text:p>V1, …V3:</text:p>
            </draw:text-box>
          </draw:frame>
          <draw:frame draw:style-name="gr17" draw:text-style-name="P5" draw:layer="layout" svg:width="10.5cm" svg:height="0.962cm" svg:x="22.25cm" svg:y="12.45cm">
            <draw:text-box>
              <text:p>Vakuumventil</text:p>
            </draw:text-box>
          </draw:frame>
          <draw:frame draw:style-name="gr16" draw:text-style-name="P5" draw:layer="layout" svg:width="3.6cm" svg:height="0.962cm" svg:x="18.75cm" svg:y="11.45cm">
            <draw:text-box>
              <text:p>IM<text:span text:style-name="T1"><text:tab/></text:span><text:span text:style-name="T1"><text:tab/></text:span>:</text:p>
            </draw:text-box>
          </draw:frame>
          <draw:frame draw:style-name="gr17" draw:text-style-name="P5" draw:layer="layout" svg:width="10.5cm" svg:height="0.962cm" svg:x="22.25cm" svg:y="11.45cm">
            <draw:text-box>
              <text:p>Ionisationsvakuummeter</text:p>
            </draw:text-box>
          </draw:frame>
          <draw:frame draw:style-name="gr16" draw:text-style-name="P5" draw:layer="layout" svg:width="3.6cm" svg:height="0.962cm" svg:x="18.75cm" svg:y="13.45cm">
            <draw:text-box>
              <text:p>B1, B2<text:tab/>:</text:p>
            </draw:text-box>
          </draw:frame>
          <draw:frame draw:style-name="gr17" draw:text-style-name="P5" draw:layer="layout" svg:width="10.5cm" svg:height="0.962cm" svg:x="22.25cm" svg:y="13.45cm">
            <draw:text-box>
              <text:p>Belüftungsventil</text:p>
            </draw:text-box>
          </draw:frame>
          <draw:frame draw:style-name="gr16" draw:text-style-name="P5" draw:layer="layout" svg:width="3.6cm" svg:height="0.962cm" svg:x="18.75cm" svg:y="14.45cm">
            <draw:text-box>
              <text:p>TMP<text:tab/>:</text:p>
            </draw:text-box>
          </draw:frame>
          <draw:frame draw:style-name="gr17" draw:text-style-name="P5" draw:layer="layout" svg:width="10.5cm" svg:height="0.962cm" svg:x="22.25cm" svg:y="14.45cm">
            <draw:text-box>
              <text:p>Turbomolekularpumpe</text:p>
            </draw:text-box>
          </draw:frame>
          <draw:frame draw:style-name="gr16" draw:text-style-name="P5" draw:layer="layout" svg:width="3.6cm" svg:height="0.962cm" svg:x="18.75cm" svg:y="15.45cm">
            <draw:text-box>
              <text:p>DSP<text:tab/>:</text:p>
            </draw:text-box>
          </draw:frame>
          <draw:frame draw:style-name="gr17" draw:text-style-name="P5" draw:layer="layout" svg:width="10.5cm" svg:height="0.962cm" svg:x="22.25cm" svg:y="15.45cm">
            <draw:text-box>
              <text:p>Drehschieberpumpe</text:p>
            </draw:text-box>
          </draw:frame>
          <draw:frame draw:style-name="gr16" draw:text-style-name="P5" draw:layer="layout" svg:width="3.6cm" svg:height="0.962cm" svg:x="18.75cm" svg:y="16.45cm">
            <draw:text-box>
              <text:p>RZ<text:tab/><text:tab/>:</text:p>
            </draw:text-box>
          </draw:frame>
          <draw:frame draw:style-name="gr17" draw:text-style-name="P5" draw:layer="layout" svg:width="10.5cm" svg:height="0.962cm" svg:x="22.25cm" svg:y="16.45cm">
            <draw:text-box>
              <text:p>Rezipient</text:p>
            </draw:text-box>
          </draw:frame>
          <draw:frame draw:style-name="gr16" draw:text-style-name="P5" draw:layer="layout" svg:width="3.6cm" svg:height="0.962cm" svg:x="18.75cm" svg:y="17.45cm">
            <draw:text-box>
              <text:p>RV<text:tab/><text:tab/>:</text:p>
            </draw:text-box>
          </draw:frame>
          <draw:frame draw:style-name="gr17" draw:text-style-name="P5" draw:layer="layout" svg:width="10.5cm" svg:height="0.962cm" svg:x="22.25cm" svg:y="17.45cm">
            <draw:text-box>
              <text:p>Referenzvolumen</text:p>
            </draw:text-box>
          </draw:frame>
          <draw:frame draw:style-name="gr16" draw:text-style-name="P5" draw:layer="layout" svg:width="3.6cm" svg:height="0.962cm" svg:x="18.75cm" svg:y="18.45cm">
            <draw:text-box>
              <text:p>VS<text:tab/><text:tab/>:</text:p>
            </draw:text-box>
          </draw:frame>
          <draw:frame draw:style-name="gr17" draw:text-style-name="P5" draw:layer="layout" svg:width="10.5cm" svg:height="0.962cm" svg:x="22.25cm" svg:y="18.45cm">
            <draw:text-box>
              <text:p>Verdampferschiffchen</text:p>
            </draw:text-box>
          </draw:frame>
          <draw:frame draw:style-name="gr16" draw:text-style-name="P5" draw:layer="layout" svg:width="3.6cm" svg:height="0.962cm" svg:x="18.75cm" svg:y="19.45cm">
            <draw:text-box>
              <text:p>KE<text:tab/><text:tab/>:</text:p>
            </draw:text-box>
          </draw:frame>
          <draw:frame draw:style-name="gr17" draw:text-style-name="P5" draw:layer="layout" svg:width="10.5cm" svg:height="0.962cm" svg:x="22.25cm" svg:y="19.45cm">
            <draw:text-box>
              <text:p>Kugelelektroden</text:p>
            </draw:text-box>
          </draw:frame>
          <draw:frame draw:style-name="gr16" draw:text-style-name="P5" draw:layer="layout" svg:width="3.6cm" svg:height="0.962cm" svg:x="18.75cm" svg:y="20.45cm">
            <draw:text-box>
              <text:p>L<text:tab/><text:tab/>:</text:p>
            </draw:text-box>
          </draw:frame>
          <draw:frame draw:style-name="gr17" draw:text-style-name="P5" draw:layer="layout" svg:width="10.5cm" svg:height="0.962cm" svg:x="22.25cm" svg:y="20.45cm">
            <draw:text-box>
              <text:p>Austauschbares Leitungselement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7cm" fo:page-height="2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4-07T15:44:56.562587569</dc:date>
    <meta:editing-duration>PT2H22M3S</meta:editing-duration>
    <meta:editing-cycles>28</meta:editing-cycles>
    <meta:generator>LibreOffice/7.3.7.2$Linux_X86_64 LibreOffice_project/30$Build-2</meta:generator>
    <meta:document-statistic meta:object-count="99"/>
  </office:meta>
</office:document-meta>
</file>